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Pictures/10000201000001800000013EB7ECC0AF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Liberation Serif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"/>
    </style:style>
    <style:style style:name="T1" style:family="text">
      <style:text-properties style:text-position="super 58%"/>
    </style:style>
    <style:style style:name="T2" style:family="text">
      <style:text-properties style:font-name="Liberation Seri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7" style:data-style-name="N0">17</text:variable-set>: Specific Heat</text:p>
      <text:p text:style-name="P1"/>
      <text:p text:style-name="P3">Table of some common specific heats:</text:p>
      <text:p text:style-name="P1"><draw:frame draw:style-name="fr2" draw:name="Object1" text:anchor-type="paragraph" svg:x="2.0846in" svg:y="0.0339in" svg:width="2.7902in" svg:height="1.9575in" draw:z-index="2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625808978" text:style-name="L1">
        <text:list-item>
          <text:p text:style-name="P5">How much energy would it take to heat a 0.25 kg block of lead from 10<text:span text:style-name="T2">ºC to 40ºC?</text:span></text:p>
        </text:list-item>
      </text:list>
      <text:p text:style-name="P6"/>
      <text:p text:style-name="P6"/>
      <text:p text:style-name="P6"/>
      <text:p text:style-name="P6"/>
      <text:p text:style-name="P6"/>
      <text:list xml:id="list860784963" text:continue-numbering="true" text:style-name="L1">
        <text:list-item>
          <text:p text:style-name="P7">You leave a 0.1 kg piece of Iron in a fire. <text:s/>Its temperature increases from 15ºC to 200ºC. <text:s/>How much heat does the iron absorb? <text:s/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953871330" text:continue-numbering="true" text:style-name="L1">
        <text:list-item>
          <text:p text:style-name="P5">You have an empty 3-kg pot made of aluminum. <text:s/>You add 4.25 x 10<text:span text:style-name="T1">3</text:span> J of energy to it. <text:s/>What is the increase in temperature of the pot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1618271250" text:continue-numbering="true" text:style-name="L1">
        <text:list-item>
          <text:p text:style-name="P5">You are using steam to turn a turbine to generate electricity. <text:s/>If 7 Kg of steam is cooled from 150<text:span text:style-name="T2">ºC to 120ºC, what is the maximum amount of work can the steam do? 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477527410" text:continue-numbering="true" text:style-name="L1">
        <text:list-item>
          <text:p text:style-name="P7"><text:soft-page-break/>A 2-gram silver bullet is shot into the air at a speed of 175 m/s. <text:s/>It travels in a parabolic trajectory, then hits the ground. <text:s/>If its initial temperature is 40ºC, what is the temperature of the bullet after it hits the ground if all its energy becomes heat?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279130050" text:continue-numbering="true" text:style-name="L1">
        <text:list-item>
          <text:p text:style-name="P7">A block of ice is cooled from -5ºC to -15ºC. <text:s/>15,000 Joules of thermal energy was removed from the block of ice. <text:s/>What is the mass of the ice?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117092145" text:continue-numbering="true" text:style-name="L1">
        <text:list-item>
          <text:p text:style-name="P7">While sitting by the fireplace, Jose presents a 0.15 carat diamond to his girlfriend. <text:s/>She is offended that he did not get her a bigger one, and throws the diamond into the fire. <text:s/>The diamond absorbs 10.18 Joules of Energy, and heats up from 20ºC to 120ºC. <text:s/>What is the specific heat of diamond? (Hint: 1 carat = 0.0002 kg)</text:p>
        </text:list-item>
      </text:list>
      <text:p text:style-name="P6"/>
      <text:p text:style-name="P6"/>
      <text:p text:style-name="P6"/>
      <text:p text:style-name="P6"/>
      <text:p text:style-name="P6"/>
      <text:list xml:id="list421684290" text:continue-numbering="true" text:style-name="L1">
        <text:list-item>
          <text:p text:style-name="P7">You have a copper coin with a mass of 0.25 kg. <text:s/>Its initial temperature is 90ºC. <text:s/>It is dropped into 0.5 kg of 10ºC water. <text:s/>What is the final equilibrium temperature? <text:s/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586435097" text:continue-numbering="true" text:style-name="L1">
        <text:list-item>
          <text:p text:style-name="P7">At the US Mint, 1-kg Gold bars are rolled into sheets for making coins. <text:s/>As the gold is rolled, its temperature increases due to internal friction of the metal. <text:s/>If 14,000 Joules of energy are lost to friction, what is the temperature increase of the gold?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52in" svg:y="-0.2827in" svg:width="0.6in" svg:height="0.6in" draw:z-index="1"><draw:image xlink:href="Pictures/10000201000001800000013EB7ECC0AF.png" xlink:type="simple" xlink:show="embed" xlink:actuate="onLoad"/></draw:frame> <text:s text:c="11"/>Name:<text:tab/><text:tab/><text:date style:data-style-name="N37" text:date-value="2013-01-23T07:08:09.99" text:fixed="true" text:date-adjust="PT24H00M00S">01/24/13</text:date></text:p>
      </style:header>
      <style:footer>
        <text:p text:style-name="Footer">3rd Nine Weeks<text:tab/><text:page-number text:select-page="current">1</text:page-number>/<text:page-count>2</text:page-count><text:tab/>Assignment <text:variable-get text:name="Assignment" style:data-style-name="N0">1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07:08:10</meta:creation-date>
    <meta:editing-duration>PT1M54S</meta:editing-duration>
    <meta:editing-cycles>5</meta:editing-cycles>
    <meta:generator>LibreOffice/3.5$Linux_X86_64 LibreOffice_project/350m1$Build-3</meta:generator>
    <meta:initial-creator>Jonas Williamson</meta:initial-creator>
    <dc:date>2013-01-23T07:20:27</dc:date>
    <dc:creator>Jonas Williamson</dc:creator>
    <meta:document-statistic meta:table-count="0" meta:image-count="1" meta:object-count="1" meta:page-count="2" meta:paragraph-count="13" meta:word-count="346" meta:character-count="1795" meta:non-whitespace-character-count="14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7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Substance </text:p>
          </table:table-cell>
          <table:table-cell table:style-name="ce1" office:value-type="string">
            <text:p>J/kg<text:span text:style-name="T1">ºC</text:span></text:p>
          </table:table-cell>
        </table:table-row>
        <table:table-row table:style-name="ro1">
          <table:table-cell table:style-name="ce2" office:value-type="string">
            <text:p>Aluminum</text:p>
          </table:table-cell>
          <table:table-cell table:style-name="ce2" office:value-type="float" office:value="900">
            <text:p>900</text:p>
          </table:table-cell>
        </table:table-row>
        <table:table-row table:style-name="ro1">
          <table:table-cell table:style-name="ce2" office:value-type="string">
            <text:p>Copper</text:p>
          </table:table-cell>
          <table:table-cell table:style-name="ce2" office:value-type="float" office:value="387">
            <text:p>387</text:p>
          </table:table-cell>
        </table:table-row>
        <table:table-row table:style-name="ro1">
          <table:table-cell table:style-name="ce2" office:value-type="string">
            <text:p>Gold</text:p>
          </table:table-cell>
          <table:table-cell table:style-name="ce2" office:value-type="float" office:value="130">
            <text:p>130</text:p>
          </table:table-cell>
        </table:table-row>
        <table:table-row table:style-name="ro1">
          <table:table-cell table:style-name="ce2" office:value-type="string">
            <text:p>Ice</text:p>
          </table:table-cell>
          <table:table-cell table:style-name="ce2" office:value-type="float" office:value="2093">
            <text:p>2093</text:p>
          </table:table-cell>
        </table:table-row>
        <table:table-row table:style-name="ro1">
          <table:table-cell table:style-name="ce2" office:value-type="string">
            <text:p>Iron/Steel</text:p>
          </table:table-cell>
          <table:table-cell table:style-name="ce2" office:value-type="float" office:value="452">
            <text:p>452</text:p>
          </table:table-cell>
        </table:table-row>
        <table:table-row table:style-name="ro1">
          <table:table-cell table:style-name="ce2" office:value-type="string">
            <text:p>Lead</text:p>
          </table:table-cell>
          <table:table-cell table:style-name="ce2" office:value-type="float" office:value="128">
            <text:p>128</text:p>
          </table:table-cell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138">
            <text:p>138</text:p>
          </table:table-cell>
        </table:table-row>
        <table:table-row table:style-name="ro1">
          <table:table-cell table:style-name="ce2" office:value-type="string">
            <text:p>Silver</text:p>
          </table:table-cell>
          <table:table-cell table:style-name="ce2" office:value-type="float" office:value="236">
            <text:p>236</text:p>
          </table:table-cell>
        </table:table-row>
        <table:table-row table:style-name="ro1">
          <table:table-cell table:style-name="ce2" office:value-type="string">
            <text:p>Steam</text:p>
          </table:table-cell>
          <table:table-cell table:style-name="ce2" office:value-type="float" office:value="2009">
            <text:p>2009</text:p>
          </table:table-cell>
        </table:table-row>
        <table:table-row table:style-name="ro1">
          <table:table-cell table:style-name="ce2" table:number-columns-repeated="2"/>
        </table:table-row>
        <table:table-row table:style-name="ro2" table:number-rows-repeated="1048564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